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ext:span text:style-name="T1">CONVENTION D’INSERTION SOCIALE (C.I.S)</text:span></text:p>
      <text:p text:style-name="Text_20_body"><text:span text:style-name="T1">Convention n°  </text:span></text:p>
      <text:p text:style-name="Text_20_body"><text:span text:style-name="T1">Dossier n°   - Intervention n°  </text:span></text:p>
      <text:p text:style-name="Text_20_body"><text:span text:style-name="T1">Période de validité de la convention du   au  </text:span></text:p>
      <text:p text:style-name="Text_20_body"><text:span text:style-name="T1">​</text:span></text:p>
      <text:p text:style-name="Text_20_body"><text:span text:style-name="T1">​</text:span></text:p>
      <text:p text:style-name="Text_20_body">VU la loi organique n° 2004-192 du 27 février 2004, portant statut d'autonomie de la Polynésie française, ensemble la loi n° 2004-193 du 27 février 2004 complétant le statut d'autonomie de la Polynésie française ;</text:p>
      <text:p text:style-name="Text_20_body">VU l’article 9 de loi du pays LP. 2020-9 du 27/03/2020, modifié ;</text:p>
      <text:p text:style-name="Text_20_body">VU l’arrêté n° 210 CM du 24/02/2021 relatif à la Convention d’Insertion Sociale</text:p>
      <text:p text:style-name="Text_20_body">​</text:p>
      <text:p text:style-name="Text_20_body"><text:span text:style-name="T1">ENTRE :</text:span></text:p>
      <text:p text:style-name="Text_20_body"><text:span text:style-name="T1">​</text:span></text:p>
      <text:p text:style-name="Text_20_body">Le Service de l’emploi, de la formation et de l’insertion professionnelles (S.E.F.I.) pour le compte de La Polynésie française, par son chef de service,</text:p>
      <text:p text:style-name="Text_20_body"><text:span text:style-name="T1">d'une part,</text:span></text:p>
      <text:p text:style-name="Text_20_body"><text:span text:style-name="T1">ET :</text:span></text:p>
      <text:p text:style-name="Text_20_body">​</text:p>
      <text:p text:style-name="Text_20_body">Dénomination sociale : <text:span text:style-name="T1"> </text:span></text:p>
      <text:p text:style-name="Text_20_body">Appellation usuelle : <text:span text:style-name="T1"> </text:span></text:p>
      <text:p text:style-name="Text_20_body">Numéro TAHITI ITI : <text:span text:style-name="T1"> </text:span></text:p>
      <text:p text:style-name="Text_20_body">Adresse : <text:span text:style-name="T1"> </text:span></text:p>
      <text:p text:style-name="Text_20_body">Commune : <text:span text:style-name="T1"> </text:span></text:p>
      <text:p text:style-name="Text_20_body">Représenté(e) par (Prénom, Nom) : <text:span text:style-name="T1">   </text:span></text:p>
      <text:p text:style-name="Text_20_body">ci-après désigné(e) <text:span text:style-name="T1">l'organisme d'accueil </text:span>,</text:p>
      <text:p text:style-name="Text_20_body"><text:span text:style-name="T1">d'autre part,</text:span></text:p>
      <text:p text:style-name="Text_20_body"><text:span text:style-name="T1">ET :</text:span></text:p>
      <text:p text:style-name="Text_20_body">​</text:p>
      <text:p text:style-name="Text_20_body">Nom patronymique : «=person.Nom»<text:span text:style-name="T1"> </text:span></text:p>
      <text:p text:style-name="Text_20_body">Nom d’épouse : <text:span text:style-name="T1"> </text:span></text:p>
      <text:p text:style-name="Text_20_body">Prénom(s) : <text:span text:style-name="T1"> </text:span></text:p>
      <text:p text:style-name="Text_20_body">DN : <text:span text:style-name="T1"> </text:span></text:p>
      <text:p text:style-name="Text_20_body">Date de naissance : <text:span text:style-name="T1"> </text:span> Tél. : <text:span text:style-name="T1"> </text:span></text:p>
      <text:p text:style-name="Text_20_body">ci-après désigné(e) le <text:span text:style-name="T1">bénéficiaire</text:span>,</text:p>
      <text:p text:style-name="Text_20_body"><text:span text:style-name="T1">d'autre part,</text:span></text:p>
      <text:p text:style-name="Text_20_body"><text:span text:style-name="T1">​</text:span></text:p>
      <text:p text:style-name="Text_20_body"><text:span text:style-name="T1">​</text:span></text:p>
      <text:p text:style-name="Text_20_body"><text:span text:style-name="T1">IL EST CONVENU CE QUI SUIT :</text:span></text:p>
      <text:p text:style-name="Text_20_body">​</text:p>
      <text:p text:style-name="Text_20_body"><text:span text:style-name="T1">ARTICLE 1 - OBJET</text:span></text:p>
      <text:p text:style-name="Text_20_body">La présente « Convention d’Insertion Sociale (C.I.S) » précise les engagements de chaque partie et les modalités d’indemnisation du bénéficiaire par la Polynésie française.</text:p>
      <text:p text:style-name="Text_20_body">​</text:p>
      <text:p text:style-name="Text_20_body"><text:span text:style-name="T1">ARTICLE 2 - OBLIGATIONS DES PARTIES</text:span></text:p>
      <text:p text:style-name="Text_20_body"><text:span text:style-name="T1">​</text:span></text:p>
      <text:p text:style-name="Text_20_body"><text:span text:style-name="T1">1°) la Polynésie française :</text:span></text:p>
      <text:p text:style-name="Text_20_body">- affecte le bénéficiaire sur le dispositif C.I.S selon les modalités définies à l'article 3 de la présente convention ;</text:p>
      <text:p text:style-name="Text_20_body">- indemnise mensuellement le bénéficiaire à hauteur de <text:span text:style-name="T1">50 000 F CFP,</text:span> sur son compte bancaire ou postal référencé à la C.P.S, pendant une durée de 3 (trois) mois. Cette indemnité est réduite au prorata du temps d'activité effectif indiqué dans les comptes-rendus de présence du bénéficiaire transmis par l’organisme d’accueil ;</text:p>
      <text:p text:style-name="Text_20_body">- affilie le bénéficiaire au régime des accidents de travail et des maladies professionnelles dans les conditions identiques à celles appliquées aux stagiaires de la formation professionnelle.</text:p>
      <text:p text:style-name="Text_20_body"><text:span text:style-name="T1">​</text:span></text:p>
      <text:p text:style-name="Text_20_body"><text:span text:style-name="T1">2°) l'organisme d'accueil :</text:span></text:p>
      <text:p text:style-name="Text_20_body">- emploie exclusivement le bénéficiaire sur la fonction définie à l'article 3 de la présente convention. Toute affectation du bénéficiaire à d’autres tâches sur des activités non prévues par la convention ou en dehors des heures légales est interdite ;</text:p>
      <text:p text:style-name="Text_20_body">- assure l’encadrement du bénéficiaire dans les tâches qui lui sont confiées:</text:p>
      <text:p text:style-name="Text_20_body">o identité du tuteur : <text:span text:style-name="T1"> </text:span></text:p>
      <text:p text:style-name="Text_20_body">​</text:p>
      <text:p text:style-name="Text_20_body">- prend toutes les dispositions afin que les conditions d’exécution du travail présentent toutes les garanties en matière d’hygiène et de sécurité</text:p>
      <text:p text:style-name="Text_20_body">- fournit au bénéficiaire tous les équipements nécessaires à la réalisation des travaux d’intérêt général (tenue vestimentaire, équipement de protection…) ;</text:p>
      <text:p text:style-name="Text_20_body">- adresse en ligne au S.E.F.I, via un formulaire dédié, les comptes-rendus de présence, au plus tard dans les cinq (5) jours du mois échu, et le cas échéant, les arrêts de travail médicalement constatés ;</text:p>
      <text:p text:style-name="Text_20_body">- informe le S.E.F.I., dans un délai de cinq (5) jours, si le bénéficiaire cesse son activité ;</text:p>
      <text:p text:style-name="Text_20_body">- reconnaît avoir pris connaissance des dispositions réglementaires relatives à la « Convention d’Insertion Sociale » et accepte que les agents du S.E.F.I. accèdent au lieu d’exercice de l’activité pour vérifier la bonne exécution de la convention ainsi que les conditions d’activité du bénéficiaire.</text:p>
      <text:p text:style-name="Text_20_body">​</text:p>
      <text:p text:style-name="Text_20_body"><text:span text:style-name="T1">3°) le bénéficiaire :</text:span></text:p>
      <text:p text:style-name="Text_20_body">- exécute les consignes professionnelles indiquées par le responsable de l’organisme d’accueil pour la mise en œuvre de l’activité définie à l'article 3 de la présente convention ;</text:p>
      <text:p text:style-name="Text_20_body">- participe assidûment à l'activité définie à l'article 3 de la présente convention. Toute participation à des activités non prévues par la convention est interdite ;</text:p>
      <text:p text:style-name="Text_20_body">- informe le S.E.F.I. en cas d'arrêt de son activité dans un délai de cinq (5) jours ;</text:p>
      <text:p text:style-name="Text_20_body">- reconnaît avoir pris connaissance des dispositions réglementaires relatives à la « Convention d’Insertion Sociale », notamment l’obligation d’être inscrit au Régime de Solidarité de la Polynésie Française (R.S.P.F) et de ne disposer d’aucun revenu au sein du foyer.</text:p>
      <text:p text:style-name="Text_20_body">​</text:p>
      <text:p text:style-name="Text_20_body"><text:span text:style-name="T1">ARTICLE 3 - DETAIL DE L'aCTIVITE DU BÉNÉFICIAIRE</text:span></text:p>
      <text:p text:style-name="Text_20_body">Intitulé du chantier d’intérêt général : <text:span text:style-name="T1"> </text:span></text:p>
      <text:p text:style-name="Text_20_body">Activité(s) du bénéficiaire : <text:span text:style-name="T1"> </text:span></text:p>
      <text:p text:style-name="Text_20_body">Descriptif des activités : <text:span text:style-name="T1"> </text:span></text:p>
      <text:p text:style-name="Text_20_body">​</text:p>
      <text:p text:style-name="Text_20_body">Equipements utilisés : <text:span text:style-name="T1"> </text:span></text:p>
      <text:p text:style-name="Text_20_body">Equipements de protection individuelle fournis : <text:span text:style-name="T1"> </text:span></text:p>
      <text:p text:style-name="Text_20_body">Lieu où s’exerce l’activité du bénéficiaire : <text:span text:style-name="T1">   </text:span></text:p>
      <text:p text:style-name="Text_20_body"><text:span text:style-name="T1">​</text:span></text:p>
      <text:p text:style-name="Text_20_body"><text:span text:style-name="T1">Horaire hebdomadaire : 20 heures répartis comme suit :</text:span></text:p>
      <text:p text:style-name="Text_20_body">Du ………………………….au ………………………. De …….h……… à ……h……..</text:p>
      <text:p text:style-name="Text_20_body">​</text:p>
      <text:p text:style-name="Text_20_body"><text:span text:style-name="T1">Le bénéficiaire dispose de deux jours de repos par semaine dont le dimanche.</text:span></text:p>
      <text:p text:style-name="Text_20_body"><text:span text:style-name="T1">L’activité nocturne (20h – 6h) ainsi que pendant les jours fériés est interdite.</text:span></text:p>
      <text:p text:style-name="Text_20_body"><text:span text:style-name="T1">La durée quotidienne de travail ne peut excéder 10 heures et le repos quotidien des bénéficiaires doit être au minimum de 11 heures consécutives.</text:span></text:p>
      <text:p text:style-name="Text_20_body"><text:span text:style-name="T1">La réalisation de travaux dangereux est interdite.</text:span></text:p>
      <text:p text:style-name="Text_20_body"><text:span text:style-name="T1">​</text:span></text:p>
      <text:p text:style-name="Text_20_body"><text:span text:style-name="T1">ARTICLE 4 – ABSENCE</text:span></text:p>
      <text:p text:style-name="Text_20_body">Toute absence non justifiée pour des raisons médicales ou sanitaires ne donne pas lieu à indemnisation.</text:p>
      <text:p text:style-name="Text_20_body">En cas d’absence supérieure à 15 jours consécutifs, pour des raisons autres que médicales ou sanitaires, la convention est résiliée par le SEFI.</text:p>
      <text:p text:style-name="Text_20_body">​</text:p>
      <text:p text:style-name="Text_20_body"><text:span text:style-name="T1">ARTICLE 5 – RESILIATION ET SANCTIONS</text:span></text:p>
      <text:p text:style-name="Text_20_body">L’organisme d’accueil ou le bénéficiaire peut solliciter une résiliation anticipée de la convention avant le terme prévu. Pour cela, il doit en faire la demande au SEFI en la motivant.</text:p>
      <text:p text:style-name="Text_20_body">Dans le cas où les obligations souscrites par l'organisme d'accueil ou par le bénéficiaire ne seraient pas respectées, en cas d'absences prévues à l’article 4 susvisé, ou en cas de fraude, de fausses déclarations ayant permis la mise en œuvre du dispositif C.I.S, le S.E.F.I. peut résilier unilatéralement la présente convention et émettre un ordre de reversement au titre des sommes indûment perçues.</text:p>
      <text:p text:style-name="Text_20_body">​</text:p>
      <text:p text:style-name="Text_20_body"><text:span text:style-name="T1">ARTICLE 6 - IMPUTATION BUDGETAIRE</text:span></text:p>
      <text:p text:style-name="Text_20_body">Les dépenses sont imputées sur le fonds pour l’emploi et la lutte contre la pauvreté au chapitre 967 - sous chapitre 967-02, article 652. Le comptable assignataire de la dépense est le Payeur de la Polynésie française - BP 4497 Papeete.</text:p>
      <text:p text:style-name="Text_20_body">​</text:p>
      <text:p text:style-name="Text_20_body">Rendu exécutoire le......................................</text:p>
      <text:p text:style-name="Text_20_body"><text:span text:style-name="T1">​</text:span></text:p>
      <text:p text:style-name="Text_20_body"><text:span text:style-name="T1">L’organisme d’accueil Par délégation Le bénéficiaire,</text:span></text:p>
      <text:p text:style-name="Text_20_body"><text:span text:style-name="T1">le chef du Service de l'emploi,</text:span></text:p>
      <text:p text:style-name="Text_20_body"><text:span text:style-name="T1">de la formation et de l'insertion professionnelles p.i,</text:span></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2-02-18T16:45:57Z</meta:creation-date>
    <dc:date>2022-02-18T16:45:57Z</dc:date>
  </office:meta>
</office:document-meta>
</file>